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864cm"/>
    </style:style>
    <style:style style:name="gr3" style:family="graphic" style:parent-style-name="standard">
      <style:graphic-properties draw:stroke="none" draw:fill="none" fo:min-height="6.632cm"/>
    </style:style>
    <style:style style:name="gr4" style:family="graphic" style:parent-style-name="standard">
      <style:graphic-properties draw:stroke="none" draw:fill="none" draw:fill-color="#ff0000" fo:min-height="15.95cm"/>
    </style:style>
    <style:style style:name="gr5" style:family="graphic" style:parent-style-name="standard">
      <style:graphic-properties draw:stroke="none" draw:fill="none" draw:fill-color="#ff0000" fo:min-height="15.55cm"/>
    </style:style>
    <style:style style:name="pr1" style:family="presentation" style:parent-style-name="Default-title">
      <style:graphic-properties draw:stroke="none" draw:fill="none" draw:fill-color="#ff0000" fo:min-height="1.74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subtitle">
      <style:graphic-properties draw:fill-color="#ffffff" fo:min-height="13.093cm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text-align="end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paragraph-properties fo:margin-top="0.42cm" fo:margin-bottom="0.35cm"/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G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1.047cm" svg:height="1.742cm" svg:x="8.753cm" svg:y="8.058cm">
          <draw:text-box>
            <text:p>My Discoveri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owerto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  <text:p>A command line tool that must be run as root.</text:p>
            <text:p/>
            <text:p text:style-name="P2">Gives lots of information on processes. It marks as 'bad' any processes where power consumption can be reduced. Individual processes can be toggled from bad to good.</text:p>
            <text:p text:style-name="P2"/>
            <text:p text:style-name="P2"><text:span text:style-name="T1">Be advised to do one process at a time and see how it go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presentation:style-name="pr5" draw:text-style-name="P3" draw:layer="layout" svg:width="25.199cm" svg:height="17.725cm" svg:x="1.4cm" svg:y="2.141cm" presentation:class="subtitle">
          <draw:text-box>
            <text:list text:style-name="L1">
              <text:list-item>
                <text:p text:style-name="P3">reptyr</text:p>
                <text:p text:style-name="P3"/>
                <text:p text:style-name="P4"><text:span text:style-name="T2">Scenario</text:span>: You're logged into your server from a computer that you want to close down, but the current operation is taking a long time to complete.</text:p>
                <text:p text:style-name="P4">Reptyr lets you transfer the control of the operation from the computer you want to close down, to another computer.</text:p>
                <text:p text:style-name="P4">To do this log in the the server via the second computer and find the pid of the process you wish to transfer.</text:p>
                <text:p text:style-name="P3"><text:span text:style-name="T1"/></text:p>
                <text:p text:style-name="P5"><text:span text:style-name="T3">Continued.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layer="layout" svg:width="27.14cm" svg:height="11.114cm" svg:x="0.6cm" svg:y="1.086cm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ps -ef | grep NAME OF APPLICATION (or part of name)</text:span></text:p>
                <text:p><text:span text:style-name="T3">e.g. pi@rps ~ $ ps -ef | grep nautilus</text:span></text:p>
                <text:p><text:span text:style-name="T3">Returns:</text:span></text:p>
                <text:p><text:span text:style-name="T3">pi <text:s text:c="7"/>7436 <text:s/>7081 <text:s/>0 15:22 pts/0 <text:s text:c="3"/>00:00:00 grep --color=auto nautilus</text:span></text:p>
                <text:p><text:span text:style-name="T3">So, 7436 is the pid.</text:span></text:p>
                <text:p><text:span text:style-name="T3"/></text:p>
                <text:p><text:span text:style-name="T3">So the command required is simply:</text:span></text:p>
                <text:p><text:span text:style-name="T3">repytr 7436</text:span></text:p>
              </text:list-item>
              <text:list-item>
                <text:p><text:span text:style-name="T3"><text:a xlink:href="https://www.youtube.com/watch?v=aXGagfPRM5s" xlink:type="simple">https://www.youtube.com/watch?v=aXGagfPRM5s</text:a>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screen</text:p>
          </draw:text-box>
        </draw:frame>
        <draw:frame presentation:style-name="pr7" draw:layer="layout" svg:width="25.199cm" svg:height="15.193cm" svg:x="1.4cm" svg:y="3.407cm" presentation:class="subtitle" presentation:user-transformed="true">
          <draw:text-box>
            <text:p text:style-name="P2">Log into your server. Type <text:span text:style-name="T5">screen</text:span>. Set any process going as you wish.</text:p>
            <text:p text:style-name="P2"/>
            <text:p text:style-name="P2">Now let's say you want to disconnect from the server but leave the process running. Easy! Just type Ctrl-A then Ctrl-D. That takes you back to the command line where you logged in. You can now log out of your server and leave the process running.</text:p>
            <text:p text:style-name="P2"/>
            <text:p text:style-name="P2">When you log back into your server just type </text:p>
            <text:p text:style-name="P2"><text:span text:style-name="T5">screen -r </text:span><text:s text:c="2"/>and you're back to your process again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sshuttle</text:p>
          </draw:text-box>
        </draw:frame>
        <draw:frame presentation:style-name="pr7" draw:layer="layout" svg:width="25.199cm" svg:height="13.102cm" svg:x="1.4cm" svg:y="4.454cm" presentation:class="subtitle" presentation:user-transformed="true">
          <draw:text-box>
            <text:p text:style-name="P2">This is like an easy VPN. Run this in a terminal on, say, your desktop computer, and it can route all your traffic via a proxy server via SSH.</text:p>
            <text:p text:style-name="P2"/>
            <text:p text:style-name="P2">e.g. sshuttle --dns -vr root@tcw 0/0</text:p>
            <text:p text:style-name="P2"><text:span text:style-name="T6">Where tcw is the proxy hostname as defined in /etc/hosts</text:span></text:p>
            <text:p text:style-name="P2"><text:span text:style-name="T6"/></text:p>
            <text:p text:style-name="P2"><text:span text:style-name="T6"/></text:p>
            <text:p text:style-name="P6"><text:span text:style-name="T6">Continued....</text:span></text:p>
            <text:p text:style-name="P2"><text:span text:style-name="T6"/>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2" draw:layer="layout" svg:width="23.629cm" svg:height="17.867cm" svg:x="2.8cm" svg:y="1.4cm">
          <draw:text-box>
            <text:p text:style-name="P2"><text:span text:style-name="T6"/></text:p>
            <text:p text:style-name="P2"><text:span text:style-name="T7">On a 3Mb/s link these were the speeds:</text:span></text:p>
            <text:p text:style-name="P2"><text:span text:style-name="T7">Down: 1.25 Mbit/s</text:span></text:p>
            <text:p text:style-name="P2"><text:span text:style-name="T7">Up: 0.23 Mbit/s</text:span></text:p>
            <text:p text:style-name="P2"><text:span text:style-name="T7">So too slow for decent definition TV</text:span></text:p>
            <text:p text:style-name="P2"><text:span text:style-name="T7"/></text:p>
            <text:p text:style-name="P2"><text:span text:style-name="T7">Adding </text:span><text:span text:style-name="T8">–no-latency-control</text:span><text:span text:style-name="T7"> to the command</text:span></text:p>
            <text:p text:style-name="P2"><text:span text:style-name="T7">improves the speed.</text:span></text:p>
            <text:p text:style-name="P2"><text:span text:style-name="T7">Down: 2.59Mb/s</text:span></text:p>
            <text:p text:style-name="P2"><text:span text:style-name="T7">Up: 0.21Mb/s</text:span></text:p>
            <text:p text:style-name="P2"><text:span text:style-name="T7"/></text:p>
            <text:p text:style-name="P2"><text:span text:style-name="T7">Without Sshuttle:</text:span></text:p>
            <text:p text:style-name="P2"><text:span text:style-name="T7">Down: 2.25Mb/s</text:span></text:p>
            <text:p text:style-name="P2"><text:span text:style-name="T7">Up: 0.25Mb/s</text:span></text:p>
            <text:p text:style-name="P2"><text:span text:style-name="T7"/></text:p>
            <text:p text:style-name="P2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Command line speed test</text:p>
          </draw:text-box>
        </draw:frame>
        <draw:frame presentation:style-name="pr7" draw:text-style-name="P2" draw:layer="layout" svg:width="25.199cm" svg:height="13.131cm" svg:x="1.4cm" svg:y="4.438cm" presentation:class="subtitle" presentation:user-transformed="true">
          <draw:text-box>
            <text:p text:style-name="P2">Download</text:p>
            <text:p text:style-name="P2"><text:span text:style-name="T9">wget -O speedtest-cli </text:span><text:span text:style-name="T9"><text:a xlink:href="https://raw.github.com/sivel/speedtest-cli/master/speedtest_cli.py" xlink:type="simple">https://raw.github.com/sivel/speedtest-cli/master/speedtest_cli.py</text:a></text:span></text:p>
            <text:p text:style-name="P2"/>
            <text:p text:style-name="P2">Set permissions</text:p>
            <text:p text:style-name="P2">chmod +x speedtest-cli</text:p>
            <text:p text:style-name="P2"/>
            <text:p text:style-name="P2">Run it</text:p>
            <text:p text:style-name="P2">./speedtest-cli</text:p>
            <text:p text:style-name="P2"/>
            <text:p text:style-name="P6">Continued..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8" draw:layer="layout" svg:width="23.6cm" svg:height="16.2cm" svg:x="2cm" svg:y="2.8cm">
          <draw:text-box>
            <text:p text:style-name="P7"><text:span text:style-name="T4">Result:</text:span></text:p>
            <text:p text:style-name="P7"><text:span text:style-name="T10">Retrieving speedtest.net configuration...</text:span></text:p>
            <text:p text:style-name="P7"><text:span text:style-name="T10">Retrieving speedtest.net server list...</text:span></text:p>
            <text:p text:style-name="P7"><text:span text:style-name="T10">Testing from HostDime Limited (185.38.46.215)...</text:span></text:p>
            <text:p text:style-name="P7"><text:span text:style-name="T10">Selecting best server based on ping...</text:span></text:p>
            <text:p text:style-name="P7"><text:span text:style-name="T10">Hosted by Netcetera (London) [2.52 km]: 20.027 ms</text:span></text:p>
            <text:p text:style-name="P7"><text:span text:style-name="T10">Testing download speed........................................</text:span></text:p>
            <text:p text:style-name="P7"><text:span text:style-name="T10">Download: 47.38 Mbit/s</text:span></text:p>
            <text:p text:style-name="P7"><text:span text:style-name="T10">Testing upload speed..................................................</text:span></text:p>
            <text:p text:style-name="P7"><text:span text:style-name="T10">Upload: 30.75 Mbit/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F.lux</text:p>
          </draw:text-box>
        </draw:frame>
        <draw:frame presentation:style-name="pr8" draw:text-style-name="P2" draw:layer="layout" svg:width="25.199cm" svg:height="13.093cm" svg:x="1.4cm" svg:y="4cm" presentation:class="subtitle" presentation:user-transformed="true">
          <draw:text-box>
            <text:p text:style-name="P2">This application is to create a more restful display on your computer as the night draws in. </text:p>
            <text:p text:style-name="P2">On Ubuntu install via a ppa:</text:p>
            <text:p text:style-name="P2"><text:span text:style-name="T11">sudo add-apt-repository ppa:kilian/f.lux</text:span></text:p>
            <text:p text:style-name="P2"><text:span text:style-name="T11">sudo apt-get update</text:span></text:p>
            <text:p text:style-name="P2"><text:span text:style-name="T11">sudo apt-get install fluxgui</text:span></text:p>
            <text:p text:style-name="P2"><text:span text:style-name="T11"/></text:p>
            <text:p text:style-name="P2"><text:span text:style-name="T11">Run: fluxgui</text:span></text:p>
            <text:p text:style-name="P6"><text:span text:style-name="T12">Continue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5" draw:text-style-name="P9" draw:layer="layout" svg:width="25.4cm" svg:height="18.383cm" svg:x="1.4cm" svg:y="0.6cm">
          <draw:text-box>
            <text:p text:style-name="P7"><text:span text:style-name="T13"/></text:p>
            <text:p text:style-name="P7"><text:span text:style-name="T13">Setup: The application will ask you for your Longitude and Latitude. These can easily be obtained via a link.</text:span></text:p>
            <text:p text:style-name="P7"><text:span text:style-name="T13">The temperature of the white can be set to your own choice.</text:span></text:p>
            <text:p text:style-name="P7"><text:span text:style-name="T13">The whites may appear as slightly pink as the night draws in.</text:span></text:p>
            <text:p text:style-name="P7"><text:span text:style-name="T13"/></text:p>
            <text:p text:style-name="P7"><text:span text:style-name="T13">Recommended !</text:span></text:p>
            <text:p text:style-name="P7"><text:span text:style-name="T13"/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Synchronisation</text:p>
          </draw:text-box>
        </draw:frame>
        <draw:frame presentation:style-name="pr7" draw:layer="layout" svg:width="25.199cm" svg:height="13.927cm" svg:x="1.4cm" svg:y="4.04cm" presentation:class="subtitle" presentation:user-transformed="true">
          <draw:text-box>
            <text:p text:style-name="P2">I've been using bittorrent sync in recent time to synchronise directories on my Android OS phone (also available for iOS), my desktop &amp; laptop to my server. It works fairly well and, for me, it is better than using Dropbox.</text:p>
            <text:p text:style-name="P2"><text:span text:style-name="T11">However, it is proprietary.</text:span></text:p>
            <text:p text:style-name="P2"><text:span text:style-name="T11"/></text:p>
            <text:p text:style-name="P2"><text:span text:style-name="T12">Enter </text:span><text:span text:style-name="T5">syncthing</text:span><text:span text:style-name="T14">. </text:span><text:span text:style-name="T15">This is a new, open source, equivalent. There is also an Android app for it.</text:span></text:p>
            <text:p text:style-name="P2"><text:span text:style-name="T15"/></text:p>
            <text:p text:style-name="P2"><text:span text:style-name="T15"><text:a xlink:href="http://syncthing.net/" xlink:type="simple">http://syncthing.net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4T22:26:20.112302039</meta:creation-date>
    <dc:date>2014-05-21T22:28:06.953761140</dc:date>
    <meta:editing-duration>PT3H5M44S</meta:editing-duration>
    <meta:editing-cycles>15</meta:editing-cycles>
    <meta:generator>LibreOffice/4.1.5.3$Linux_x86 LibreOffice_project/410m0$Build-3</meta:generator>
    <dc:creator>John Hudson</dc:creator>
    <meta:document-statistic meta:object-count="63"/>
  </office:meta>
</office:document-meta>
</file>